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aff32" officeooo:paragraph-rsid="001aff32"/>
    </style:style>
    <style:style style:name="P2" style:family="paragraph" style:parent-style-name="Standard">
      <style:text-properties fo:font-weight="bold" officeooo:rsid="001aff32" officeooo:paragraph-rsid="001aff3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555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officeooo:rsid="001b5550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b555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6d68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În cea de-a treia etapă a proiectului, s-a continuat implementarea aplicației bancare. S-au reparat și fixat bug-uri găsite la versiunile precedente ale aplicației. S-au integrat componentele care au fost planificate și implementate (generarea extrasului de cont, posibilitatea realizării unui transfer bancar). </text:p>
      <text:p text:style-name="P1"><text:tab/>În această etapă, s-a urmărit dezvoltarea aplicației în 3 linii mari:</text:p>
      <text:p text:style-name="P1">- dezvoltarea serviciului care generează PDF-uri corespunzătoare extraselor de cont, care va fi atât la disoziția angajatului, cât și la dispoziția clientului prin folosirea aplicației de internet banking</text:p>
      <text:p text:style-name="P1">- dezvoltarea aplicației pentru angajatul băncii, în care pot fi făcute modificări administrative asupra conturilor utilizatorilor</text:p>
      <text:p text:style-name="P1">- crearea de servicii web pentru celelalte funcționalități pe care echipa și le-a propus spre implementare</text:p>
      <text:p text:style-name="P1"/>
      <text:p text:style-name="P1"><text:tab/><text:span text:style-name="T1">Design patterns utilizate</text:span></text:p>
      <text:p text:style-name="P1"><text:span text:style-name="T3"><text:tab/>S-a folosit ca design pattern </text:span><text:span text:style-name="T1">singleton</text:span><text:span text:style-name="T3">, în cazul clasei care face conexiunea și interogările pe baza de date. Astfel, ne-am asigurat că la un moment dat vom avea o singură conexiune activă cu baza de date, limitând astfel cazurile de eroare/supraîncărcare.</text:span></text:p>
      <text:p text:style-name="P1"><text:span text:style-name="T3"><text:tab/></text:span></text:p>
      <text:p text:style-name="P1"><text:span text:style-name="T3"><text:tab/></text:span><text:span text:style-name="T2">Contribuții+apreciere critică</text:span></text:p>
      <text:p text:style-name="P1"><text:span text:style-name="T3"><text:tab/>În prima discuție pe care echipa a avut-o, s-au stabilit principalele funcționalități pe care aplicația le va pune la dispoziție și au fost desemnați responsabili pentru fiecare dintre acestea. </text:span></text:p>
      <text:p text:style-name="P1"><text:span text:style-name="T3"><text:tab/>Astfel </text:span><text:span text:style-name="T4">Nicolae </text:span><text:span text:style-name="T6">s-a ocupat design-ul vizual al aplicației, dar și de partea de JSPuri și servlet-uri web. Ca lider, pot spune că nu am întâmpinat dificultăți în colaborarea cu acesta. Și-a respectat mereu deadline-urile și a luat parte activ la luarea deciziilor asupra modului în care trebuie rezolvate problemele apărute pe parcursul dezvoltării produsului.</text:span></text:p>
      <text:p text:style-name="P1"><text:span text:style-name="T6"/></text:p>
      <text:p text:style-name="P1"><text:span text:style-name="T6"><text:tab/>Ștefan a lucrat la design-ul bazei de date și a integrat serviciile web în aplicația desktop, destinată angajaților, pe care a construit-o. Din punctul meu de vedere, domnul Ignătescu și-a dus la bun sfârșit sarcinile și rolul pe care l-a avut în echipă. A fost o voce puternică atunci când au fost dezbătute funcționalitățile aplicației, venind cu argumente solide pentru toate afirmațiile pe care le-a făcut. </text:span></text:p>
      <text:p text:style-name="P1"><text:span text:style-name="T6"/></text:p>
      <text:p text:style-name="P1"><text:span text:style-name="T6"><text:tab/>În ceea ce-l privește pe domnul Cosmin-Andrei Popovici, acesta s-a ocupat cu dezvoltarea modulului hardware ce reprezintă token-ul cu care se autentifică utilizatorul. </text:span><text:span text:style-name="T7">A fost cel care a realizat de la 0 platforma hardware, fiind cel care a realizat design-ul fizic și logic al token-ului. De asemenea, acesta a realizat modulul care generează PDF-uri conținând istoricul tranzacțiilor unui utilizator., </text:span><text:span text:style-name="T8">fiind și cel care a realizat paginile de wiki</text:span><text:span text:style-name="T7"> Interacțiunea mea cu domnul Popovici a fost bună, am reușit să ne sincronizăm mereu și să luăm decizii pentru a putea avea o viziune comună asupra modului în care trebuie realizate anumite lucruri. Trebuie de apreciat, de asemenea, faptul că s-a descurcat singur în design-ul și implementarea token-ului și a serviciilor web de tip REST pe platforma pe care a folosit-o.</text:span></text:p>
      <text:p text:style-name="P1"><text:span text:style-name="T7"/></text:p>
      <text:p text:style-name="P1"><text:span text:style-name="T7"><text:tab/>Gabriel s-a ocupat de partea de servicii WEB și de coordonarea echipei. Pe lângă partea de implementare a detaliilor tehnice, am stabilit termenii limită și am încercat să ajut echipa cu problemele pe care le-a avut de-a lungul elaborării proiectului.</text:span></text:p>
      <text:p text:style-name="P1"><text:span text:style-name="T7"/></text:p>
      <text:p text:style-name="P1"><text:span text:style-name="T7"/></text:p>
      <text:p text:style-name="P2"><text:span text:style-name="T5"><text:tab/>Concluzii+modalități de extindere</text:span></text:p>
      <text:p text:style-name="P2"><text:span text:style-name="T5"><text:tab/></text:span><text:span text:style-name="T8">Acest proiect ne-a introdus folosirea și utilizarea unor tehnologii internet, dar și a unor stiluri <text:s text:c="2"/>și modalități de dezvoltare a aplicațiilor web. Am îmbinat cu succes de la embedded până la servlet-uri și aplicații desktop și servicii web de tip rest.</text:span></text:p>
      <text:p text:style-name="P2"><text:span text:style-name="T8"><text:tab/>Considerăm ca echipa a dus la bun sfârșit planul pe care și l-a propus la început și ne declarăm mulțumiți despre modul în care au evoluat taskurile și lucrul în echipă.</text:span></text:p>
      <text:p text:style-name="P2"><text:soft-page-break/><text:span text:style-name="T8"><text:tab/>Aplicația poate cunoaște multiple modificări față de forma actuală a acesteia, printre acestea enumerând:</text:span></text:p>
      <text:p text:style-name="P2"><text:span text:style-name="T8">- ședințe de code review și refactorizări în vederea eliminării redundanței</text:span></text:p>
      <text:p text:style-name="P2"><text:span text:style-name="T8">- adăugarea de loggere mai detaliate</text:span></text:p>
      <text:p text:style-name="P2"><text:span text:style-name="T8">- posibilitatea de creare a conturilor pentru angajați de către o entitate centralizată</text:span></text:p>
      <text:p text:style-name="P2"><text:span text:style-name="T8">- adăugarea unei posibilități de solicitare de credite până într-o anumită sumă, realizată în mod automat prin prelucrarea datelor utilizatorilor</text:span></text:p>
      <text:p text:style-name="P2"><text:span text:style-name="T8">- adăugarea de plăți recurente (abonamente lunare) pentru diferite servicii / dezabonarea de la acestea</text:span></text:p>
      <text:p text:style-name="P2"><text:span text:style-name="T8">- minimizarea prototipului hardware folosit ca al doilea pas în autentificare</text:span></text:p>
      <text:p text:style-name="P2"><text:span text:style-name="T8">- modificări pentru suportul pentru mai multe platforme</text:span></text:p>
      <text:p text:style-name="P2"><text:span text:style-name="T8">- realizarea de teste automate pentru aplicație și testarea componentelor în par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6:25:57.683171517</meta:creation-date>
    <dc:date>2019-04-29T17:01:25.701180173</dc:date>
    <meta:editing-duration>PT9M17S</meta:editing-duration>
    <meta:editing-cycles>1</meta:editing-cycles>
    <meta:document-statistic meta:table-count="0" meta:image-count="0" meta:object-count="0" meta:page-count="2" meta:paragraph-count="26" meta:word-count="661" meta:character-count="4402" meta:non-whitespace-character-count="3746"/>
    <meta:generator>LibreOffice/6.2.0.3$Linux_X86_64 LibreOffice_project/98c6a8a1c6c7b144ce3cc729e34964b47ce25d62</meta:generator>
  </office:meta>
</office:document-meta>
</file>